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Trebuchet MS1" svg:font-family="'Trebuchet MS'" style:font-family-generic="swiss"/>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2.1757in" table:align="center" style:may-break-between-rows="false"/>
    </style:style>
    <style:style style:name="Table1.A" style:family="table-column">
      <style:table-column-properties style:column-width="0.625in"/>
    </style:style>
    <style:style style:name="Table1.B" style:family="table-column">
      <style:table-column-properties style:column-width="0.8951in"/>
    </style:style>
    <style:style style:name="Table1.C" style:family="table-column">
      <style:table-column-properties style:column-width="0.6556in"/>
    </style:style>
    <style:style style:name="Table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style:vertical-align="middle" fo:background-color="transparent" fo:padding="0.0382in" fo:border="0.05pt solid #000000">
        <style:background-image/>
      </style:table-cell-properties>
    </style:style>
    <style:style style:name="Table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C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Standard">
      <style:paragraph-properties fo:text-align="end" style:justify-single-word="false"/>
      <style:text-properties style:font-name="Menlo" fo:font-size="10.5pt" officeooo:rsid="0015469b" officeooo:paragraph-rsid="000491ae" style:font-size-asian="10.5pt" style:font-size-complex="10.5pt"/>
    </style:style>
    <style:style style:name="P2" style:family="paragraph" style:parent-style-name="Standard">
      <style:paragraph-properties fo:text-align="center" style:justify-single-word="false"/>
      <style:text-properties style:font-name="Menlo" officeooo:rsid="0015469b" officeooo:paragraph-rsid="000491ae"/>
    </style:style>
    <style:style style:name="P3" style:family="paragraph" style:parent-style-name="Standard">
      <style:text-properties style:font-name="Liberation Serif" fo:font-size="12pt" officeooo:rsid="00546a9d" officeooo:paragraph-rsid="00552fe6" style:font-size-asian="12pt" style:font-size-complex="12pt"/>
    </style:style>
    <style:style style:name="P4" style:family="paragraph" style:parent-style-name="Standard">
      <style:text-properties style:font-name="Liberation Serif" fo:font-size="12pt" officeooo:rsid="00546a9d" officeooo:paragraph-rsid="005775f5" style:font-size-asian="12pt" style:font-size-complex="12pt"/>
    </style:style>
    <style:style style:name="P5" style:family="paragraph" style:parent-style-name="Standard">
      <style:text-properties style:font-name="Liberation Serif" fo:font-size="12pt" officeooo:rsid="00546a9d" officeooo:paragraph-rsid="0059c79c" style:font-size-asian="12pt" style:font-size-complex="12pt"/>
    </style:style>
    <style:style style:name="P6" style:family="paragraph" style:parent-style-name="Standard">
      <style:paragraph-properties fo:text-align="start" style:justify-single-word="false"/>
      <style:text-properties style:font-name="Liberation Serif" fo:font-size="12pt" officeooo:rsid="00546a9d" officeooo:paragraph-rsid="0059c79c" style:font-size-asian="12pt" style:font-size-complex="12pt"/>
    </style:style>
    <style:style style:name="P7" style:family="paragraph" style:parent-style-name="Standard">
      <style:text-properties style:font-name="Liberation Serif" fo:font-size="12pt" officeooo:rsid="00546a9d" officeooo:paragraph-rsid="005aed26" style:font-size-asian="12pt" style:font-size-complex="12pt"/>
    </style:style>
    <style:style style:name="P8" style:family="paragraph" style:parent-style-name="Standard">
      <style:text-properties style:font-name="Liberation Serif" fo:font-size="12pt" officeooo:rsid="00546a9d" officeooo:paragraph-rsid="005c8dfd" style:font-size-asian="12pt" style:font-size-complex="12pt"/>
    </style:style>
    <style:style style:name="P9" style:family="paragraph" style:parent-style-name="Standard">
      <style:text-properties style:font-name="Liberation Serif" fo:font-size="12pt" officeooo:rsid="00546a9d" officeooo:paragraph-rsid="005e69ff" style:font-size-asian="12pt" style:font-size-complex="12pt"/>
    </style:style>
    <style:style style:name="P10" style:family="paragraph" style:parent-style-name="Standard">
      <style:text-properties style:font-name="Liberation Serif" fo:font-size="12pt" officeooo:rsid="005c8dfd" officeooo:paragraph-rsid="005c8dfd" style:font-size-asian="12pt" style:font-size-complex="12pt"/>
    </style:style>
    <style:style style:name="P11" style:family="paragraph" style:parent-style-name="Standard">
      <style:text-properties style:font-name="Liberation Serif" fo:font-size="12pt" officeooo:rsid="00637dc6" officeooo:paragraph-rsid="00637dc6" style:font-size-asian="12pt" style:font-size-complex="12pt"/>
    </style:style>
    <style:style style:name="P12" style:family="paragraph" style:parent-style-name="Standard">
      <style:text-properties style:font-name="Liberation Serif" fo:font-size="12pt" officeooo:rsid="00623631" officeooo:paragraph-rsid="00623631" style:font-size-asian="10.5pt" style:font-size-complex="12pt"/>
    </style:style>
    <style:style style:name="P13" style:family="paragraph" style:parent-style-name="Standard">
      <style:text-properties style:font-name="Trebuchet MS" fo:font-size="10.5pt" officeooo:rsid="00623631" officeooo:paragraph-rsid="00623631" style:font-size-asian="9.14999961853027pt" style:font-size-complex="10.5pt"/>
    </style:style>
    <style:style style:name="P14" style:family="paragraph" style:parent-style-name="Standard">
      <style:text-properties style:font-name="Trebuchet MS" fo:font-size="10.5pt" officeooo:rsid="00623631" officeooo:paragraph-rsid="00637dc6" style:font-size-asian="9.14999961853027pt" style:font-size-complex="10.5pt"/>
    </style:style>
    <style:style style:name="P15" style:family="paragraph" style:parent-style-name="Table_20_Heading">
      <style:paragraph-properties fo:text-align="center" style:justify-single-word="false"/>
      <style:text-properties style:font-name="Liberation Serif" fo:font-size="12pt" style:text-underline-style="solid" style:text-underline-width="auto" style:text-underline-color="font-color" fo:font-weight="bold" officeooo:rsid="0059c79c" officeooo:paragraph-rsid="0059c79c"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Liberation Serif" fo:font-size="12pt" officeooo:rsid="0059c79c" officeooo:paragraph-rsid="0059c79c" style:font-size-asian="12pt" style:font-size-complex="12pt"/>
    </style:style>
    <style:style style:name="P17" style:family="paragraph" style:parent-style-name="Standard" style:list-style-name="L3">
      <style:text-properties style:font-name="Liberation Serif" fo:font-size="12pt" officeooo:rsid="00546a9d" officeooo:paragraph-rsid="005775f5" style:font-size-asian="12pt" style:font-size-complex="12pt"/>
    </style:style>
    <style:style style:name="P18" style:family="paragraph" style:parent-style-name="Standard" style:list-style-name="L3">
      <style:text-properties style:font-name="Liberation Serif" fo:font-size="12pt" officeooo:rsid="00546a9d" officeooo:paragraph-rsid="00559e76" style:font-size-asian="12pt" style:font-size-complex="12pt"/>
    </style:style>
    <style:style style:name="P19" style:family="paragraph" style:parent-style-name="Standard" style:list-style-name="L6">
      <style:text-properties style:font-name="Liberation Serif" fo:font-size="12pt" officeooo:rsid="00546a9d" officeooo:paragraph-rsid="005e69ff" style:font-size-asian="12pt" style:font-size-complex="12pt"/>
    </style:style>
    <style:style style:name="P20" style:family="paragraph" style:parent-style-name="Standard" style:list-style-name="L1">
      <style:text-properties style:font-name="Liberation Serif" fo:font-size="12pt" officeooo:rsid="00552fe6" officeooo:paragraph-rsid="00552fe6" style:font-size-asian="12pt" style:font-size-complex="12pt"/>
    </style:style>
    <style:style style:name="P21" style:family="paragraph" style:parent-style-name="Standard" style:list-style-name="L4">
      <style:text-properties style:font-name="Liberation Serif" fo:font-size="12pt" officeooo:rsid="0059c79c" officeooo:paragraph-rsid="005aed26" style:font-size-asian="12pt" style:font-size-complex="12pt"/>
    </style:style>
    <style:style style:name="P22" style:family="paragraph" style:parent-style-name="Standard" style:list-style-name="L4">
      <style:text-properties style:font-name="Liberation Serif" fo:font-size="12pt" officeooo:rsid="0059c79c" officeooo:paragraph-rsid="0059c79c" style:font-size-asian="12pt" style:font-size-complex="12pt"/>
    </style:style>
    <style:style style:name="P23" style:family="paragraph" style:parent-style-name="Standard" style:list-style-name="L5">
      <style:text-properties style:font-name="Liberation Serif" fo:font-size="12pt" officeooo:rsid="005c8dfd" officeooo:paragraph-rsid="005c8dfd" style:font-size-asian="12pt" style:font-size-complex="12pt"/>
    </style:style>
    <style:style style:name="P24" style:family="paragraph" style:parent-style-name="Standard" style:list-style-name="L2">
      <style:text-properties style:font-name="Trebuchet MS" fo:font-size="10.5pt" officeooo:rsid="00678008" officeooo:paragraph-rsid="00678008" style:font-size-asian="9.14999961853027pt" style:font-size-complex="10.5pt"/>
    </style:style>
    <style:style style:name="P25" style:family="paragraph" style:parent-style-name="Standard" style:list-style-name="L2">
      <style:text-properties style:font-name="Trebuchet MS" fo:font-size="10.5pt" officeooo:rsid="006a9079" officeooo:paragraph-rsid="006a9079" style:font-size-asian="9.14999961853027pt" style:font-size-complex="10.5pt"/>
    </style:style>
    <style:style style:name="P26" style:family="paragraph" style:parent-style-name="Standard">
      <style:text-properties style:font-name="Trebuchet MS" fo:font-size="10.5pt" officeooo:rsid="00623631" officeooo:paragraph-rsid="0070d1cb" style:font-size-asian="9.14999961853027pt" style:font-size-complex="10.5pt"/>
    </style:style>
    <style:style style:name="P27" style:family="paragraph" style:parent-style-name="Standard">
      <style:text-properties style:font-name="Trebuchet MS" fo:font-size="10.5pt" officeooo:rsid="00623631" officeooo:paragraph-rsid="00637dc6" style:font-size-asian="9.14999961853027pt" style:font-size-complex="10.5pt"/>
    </style:style>
    <style:style style:name="P28" style:family="paragraph" style:parent-style-name="Standard" style:list-style-name="L6">
      <style:text-properties officeooo:paragraph-rsid="005e69ff"/>
    </style:style>
    <style:style style:name="P29" style:family="paragraph" style:parent-style-name="Standard">
      <style:text-properties style:font-name="Liberation Serif1" fo:font-size="12pt" officeooo:rsid="005da3ed" officeooo:paragraph-rsid="005e69ff" style:font-size-asian="12pt" style:font-size-complex="12pt"/>
    </style:style>
    <style:style style:name="P30" style:family="paragraph" style:parent-style-name="Standard">
      <style:text-properties style:font-name="Trebuchet MS" fo:font-size="10.5pt" officeooo:rsid="00623631" officeooo:paragraph-rsid="0071afbb" style:font-size-asian="10.5pt" style:font-size-complex="10.5pt"/>
    </style:style>
    <style:style style:name="P31" style:family="paragraph" style:parent-style-name="Standard">
      <style:paragraph-properties fo:margin-left="1.5in" fo:margin-right="0in" fo:text-align="start" style:justify-single-word="false" fo:text-indent="0in" style:auto-text-indent="false"/>
      <style:text-properties style:font-name="Trebuchet MS" fo:font-size="10.5pt" officeooo:rsid="00546a9d" officeooo:paragraph-rsid="0070d1cb" style:font-size-asian="10.5pt" style:font-size-complex="10.5pt"/>
    </style:style>
    <style:style style:name="T1" style:family="text">
      <style:text-properties style:text-position="sub 58%"/>
    </style:style>
    <style:style style:name="T2" style:family="text">
      <style:text-properties style:text-position="sub 58%" style:font-name="Liberation Serif1" officeooo:rsid="00559e76"/>
    </style:style>
    <style:style style:name="T3" style:family="text">
      <style:text-properties style:text-position="sub 58%" officeooo:rsid="0059c79c"/>
    </style:style>
    <style:style style:name="T4" style:family="text">
      <style:text-properties style:text-position="sub 58%" officeooo:rsid="00559e76"/>
    </style:style>
    <style:style style:name="T5" style:family="text">
      <style:text-properties style:text-position="sub 58%" officeooo:rsid="0070d1cb"/>
    </style:style>
    <style:style style:name="T6" style:family="text">
      <style:text-properties style:text-position="sub 58%" officeooo:rsid="0071afbb"/>
    </style:style>
    <style:style style:name="T7" style:family="text">
      <style:text-properties officeooo:rsid="00546a9d"/>
    </style:style>
    <style:style style:name="T8" style:family="text">
      <style:text-properties officeooo:rsid="00552fe6"/>
    </style:style>
    <style:style style:name="T9" style:family="text">
      <style:text-properties officeooo:rsid="00557b20"/>
    </style:style>
    <style:style style:name="T10" style:family="text">
      <style:text-properties style:font-name="Liberation Serif1" officeooo:rsid="00557b20"/>
    </style:style>
    <style:style style:name="T11" style:family="text">
      <style:text-properties style:font-name="Liberation Serif1" officeooo:rsid="005c8dfd"/>
    </style:style>
    <style:style style:name="T12" style:family="text">
      <style:text-properties style:font-name="Liberation Serif1" officeooo:rsid="005da3ed"/>
    </style:style>
    <style:style style:name="T13" style:family="text">
      <style:text-properties style:font-name="Liberation Serif1" fo:font-size="12pt" officeooo:rsid="005c8dfd" style:font-size-asian="12pt" style:font-size-complex="12pt"/>
    </style:style>
    <style:style style:name="T14" style:family="text">
      <style:text-properties style:font-name="Liberation Serif1" fo:font-size="12pt" officeooo:rsid="005da3ed" style:font-size-asian="12pt" style:font-size-complex="12pt"/>
    </style:style>
    <style:style style:name="T15" style:family="text">
      <style:text-properties style:font-name="Liberation Serif" fo:font-size="12pt" officeooo:rsid="005c8dfd" style:font-size-asian="12pt" style:font-size-complex="12pt"/>
    </style:style>
    <style:style style:name="T16" style:family="text">
      <style:text-properties style:text-position="0% 100%" style:font-name="Liberation Serif1" officeooo:rsid="00559e76"/>
    </style:style>
    <style:style style:name="T17" style:family="text">
      <style:text-properties style:text-position="0% 100%" officeooo:rsid="00557b20"/>
    </style:style>
    <style:style style:name="T18" style:family="text">
      <style:text-properties style:text-position="0% 100%" officeooo:rsid="00559e76"/>
    </style:style>
    <style:style style:name="T19" style:family="text">
      <style:text-properties style:text-position="0% 100%" officeooo:rsid="0070d1cb"/>
    </style:style>
    <style:style style:name="T20" style:family="text">
      <style:text-properties style:text-position="0% 100%" style:font-name="Trebuchet MS1" officeooo:rsid="0070d1cb" style:font-name-asian="Trebuchet MS1" style:font-name-complex="Trebuchet MS1"/>
    </style:style>
    <style:style style:name="T21" style:family="text">
      <style:text-properties style:text-position="0% 100%" style:font-name="Trebuchet MS1" officeooo:rsid="0071afbb" style:font-name-asian="Trebuchet MS1" style:font-name-complex="Trebuchet MS1"/>
    </style:style>
    <style:style style:name="T22" style:family="text">
      <style:text-properties style:text-position="0% 100%" officeooo:rsid="0071afbb"/>
    </style:style>
    <style:style style:name="T23" style:family="text">
      <style:text-properties officeooo:rsid="0059c79c"/>
    </style:style>
    <style:style style:name="T24" style:family="text">
      <style:text-properties officeooo:rsid="005c8dfd"/>
    </style:style>
    <style:style style:name="T25" style:family="text">
      <style:text-properties officeooo:rsid="0067f736"/>
    </style:style>
    <style:style style:name="T26" style:family="text">
      <style:text-properties officeooo:rsid="006b4a18"/>
    </style:style>
    <style:style style:name="T27" style:family="text">
      <style:text-properties officeooo:rsid="0070d1cb"/>
    </style:style>
    <style:style style:name="T28" style:family="text">
      <style:text-properties style:font-name="Trebuchet MS" officeooo:rsid="0070d1cb" style:font-size-asian="10.5pt"/>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ddie Gurnee</text:p>
      <text:p text:style-name="P1">COSC 592</text:p>
      <text:p text:style-name="P1">Operating Systems</text:p>
      <text:p text:style-name="P2">Chapter <text:span text:style-name="T7">6</text:span> Reading Questions:</text:p>
      <text:p text:style-name="P2"/>
      <text:p text:style-name="P3">6.11) <text:span text:style-name="T8">Discuss how the following pairs of scheduling criteria conflict in certain settings. </text:span></text:p>
      <text:p text:style-name="P3"/>
      <text:list xml:id="list2381877492939406765" text:style-name="L1">
        <text:list-item>
          <text:p text:style-name="P20">CPU utilization and response time </text:p>
        </text:list-item>
        <text:list-item>
          <text:p text:style-name="P20">Average turnaround time and maximum waiting time </text:p>
        </text:list-item>
        <text:list-item>
          <text:p text:style-name="P20">I/O device utilization and CPU utilization</text:p>
        </text:list-item>
      </text:list>
      <text:p text:style-name="P3"/>
      <text:p text:style-name="P13">Response:</text:p>
      <text:list xml:id="list7157374581091752660" text:style-name="L2">
        <text:list-item>
          <text:p text:style-name="P24">CPU utilization <text:span text:style-name="T25">can be increased if context-switching occurs less frequently; the overhead required for context-switching contributes nothing to CPU utility. However if context-switching were to occur less frequently there would be an increase in the response times in processes.</text:span></text:p>
        </text:list-item>
        <text:list-item>
          <text:p text:style-name="P25">The average turnaround time can be minimized by implementing a shortest-job-first scheduling algorithm and completing the shortest tasks available, doing that however could starve some of the longer running tasks which would increase the maximum waiting time.</text:p>
        </text:list-item>
        <text:list-item>
          <text:p text:style-name="P25">Maximum utilization of I/O devices can be <text:span text:style-name="T26">achieved by prioritizing I/O jobs so that they execute as soon as they are ready to run. This execution prioritization results in frequent context-switching which of course decreases the CPU utilization.</text:span></text:p>
        </text:list-item>
      </text:list>
      <text:p text:style-name="P12"/>
      <text:p text:style-name="P4">6.14) <text:span text:style-name="T9">Consider the exponential average formula used to predict the length of the next CPU burst. What are the implications of assigning the following values to the parameters used by the algorithm? </text:span></text:p>
      <text:p text:style-name="P4"/>
      <text:list xml:id="list646978150335968524" text:style-name="L3">
        <text:list-item>
          <text:p text:style-name="P17"><text:span text:style-name="T10">α</text:span><text:span text:style-name="T9"> = 0 <text:tab/><text:tab/>and </text:span><text:span text:style-name="T10">τ</text:span><text:span text:style-name="T2">0</text:span><text:span text:style-name="T9"> = 100 milliseconds</text:span></text:p>
        </text:list-item>
        <text:list-item>
          <text:p text:style-name="P18"><text:span text:style-name="T10">α</text:span><text:span text:style-name="T9"> = 0.99 <text:tab/>and </text:span><text:span text:style-name="T10">τ</text:span><text:span text:style-name="T2">0</text:span><text:span text:style-name="T16"> </text:span><text:span text:style-name="T9">= 10 milliseconds</text:span></text:p>
        </text:list-item>
      </text:list>
      <text:p text:style-name="P11"/>
      <text:p text:style-name="P26">Response: <text:s/><text:span text:style-name="T27">T</text:span><text:span text:style-name="T28">he exponential average formula is given to be:</text:span></text:p>
      <text:p text:style-name="P31"><text:span text:style-name="T9">τ</text:span><text:span text:style-name="T5">n + 1</text:span><text:span text:style-name="T18"> </text:span><text:span text:style-name="T19">= <text:s/></text:span><text:span text:style-name="T17">α </text:span><text:span text:style-name="T20">∙ </text:span><text:span text:style-name="T21">t</text:span><text:span text:style-name="T5">n</text:span><text:span text:style-name="T18"> </text:span><text:span text:style-name="T19">+ (1 –</text:span><text:span text:style-name="T18"> </text:span><text:span text:style-name="T17">α</text:span><text:span text:style-name="T19">) </text:span><text:span text:style-name="T20">∙</text:span><text:span text:style-name="T17"> τ</text:span><text:span text:style-name="T5">n</text:span></text:p>
      <text:p text:style-name="P30"><text:span text:style-name="T27">With a α value of 0 as presented in part (a), the formula will always predict the length of the next CPU burst the be the same as the current length; the time would always be predicted to be 100 milliseconds. The α-value differentiates the value of recent history and past history; a value of 0.99 (very close to 1) places very high importance on the most recent history and the formula would predict values to be very close to the current CPU burst time (i.e. </text:span><text:span text:style-name="T17">τ</text:span><text:span text:style-name="T6">1</text:span><text:span text:style-name="T22"> would be 10 milliseconds (okay, bad example but you know what I mean)).</text:span></text:p>
      <text:p text:style-name="P14"/>
      <text:p text:style-name="P5">6.16) <text:span text:style-name="T23">Consider the following set of processes, with the length of the CPU burst given in milliseconds: </text:span></text:p>
      <text:p text:style-name="P5"/>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5">Process</text:p>
            </table:table-cell>
            <table:table-cell table:style-name="Table1.A1" office:value-type="string">
              <text:p text:style-name="P15">Burst Time</text:p>
            </table:table-cell>
            <table:table-cell table:style-name="Table1.C1" office:value-type="string">
              <text:p text:style-name="P15">Priority</text:p>
            </table:table-cell>
          </table:table-row>
        </table:table-header-rows>
        <table:table-row>
          <table:table-cell table:style-name="Table1.A2" office:value-type="string">
            <text:p text:style-name="P16">P<text:span text:style-name="T1">1</text:span></text:p>
          </table:table-cell>
          <table:table-cell table:style-name="Table1.A2" office:value-type="string">
            <text:p text:style-name="P16">2</text:p>
          </table:table-cell>
          <table:table-cell table:style-name="Table1.C2" office:value-type="string">
            <text:p text:style-name="P16">2</text:p>
          </table:table-cell>
        </table:table-row>
        <table:table-row>
          <table:table-cell table:style-name="Table1.A2" office:value-type="string">
            <text:p text:style-name="P16">P<text:span text:style-name="T1">2</text:span></text:p>
          </table:table-cell>
          <table:table-cell table:style-name="Table1.A2" office:value-type="string">
            <text:p text:style-name="P16">1</text:p>
          </table:table-cell>
          <table:table-cell table:style-name="Table1.C2" office:value-type="string">
            <text:p text:style-name="P16">1</text:p>
          </table:table-cell>
        </table:table-row>
        <table:table-row>
          <table:table-cell table:style-name="Table1.A2" office:value-type="string">
            <text:p text:style-name="P16">P<text:span text:style-name="T1">3</text:span></text:p>
          </table:table-cell>
          <table:table-cell table:style-name="Table1.A2" office:value-type="string">
            <text:p text:style-name="P16">8</text:p>
          </table:table-cell>
          <table:table-cell table:style-name="Table1.C2" office:value-type="string">
            <text:p text:style-name="P16">4</text:p>
          </table:table-cell>
        </table:table-row>
        <table:table-row>
          <table:table-cell table:style-name="Table1.A2" office:value-type="string">
            <text:p text:style-name="P16">P<text:span text:style-name="T1">4</text:span></text:p>
          </table:table-cell>
          <table:table-cell table:style-name="Table1.A2" office:value-type="string">
            <text:p text:style-name="P16">4</text:p>
          </table:table-cell>
          <table:table-cell table:style-name="Table1.C2" office:value-type="string">
            <text:p text:style-name="P16">2</text:p>
          </table:table-cell>
        </table:table-row>
        <table:table-row>
          <table:table-cell table:style-name="Table1.A2" office:value-type="string">
            <text:p text:style-name="P16">P<text:span text:style-name="T1">5</text:span></text:p>
          </table:table-cell>
          <table:table-cell table:style-name="Table1.A2" office:value-type="string">
            <text:p text:style-name="P16">5</text:p>
          </table:table-cell>
          <table:table-cell table:style-name="Table1.C2" office:value-type="string">
            <text:p text:style-name="P16">3</text:p>
          </table:table-cell>
        </table:table-row>
      </table:table>
      <text:p text:style-name="P6"/>
      <text:p text:style-name="P7"><text:span text:style-name="T23">The processes are assumed to have arrived in the order P</text:span><text:span text:style-name="T3">1</text:span><text:span text:style-name="T23">, P</text:span><text:span text:style-name="T3">2</text:span><text:span text:style-name="T23">, P</text:span><text:span text:style-name="T3">3</text:span><text:span text:style-name="T23">, P</text:span><text:span text:style-name="T3">4</text:span><text:span text:style-name="T23">, P</text:span><text:span text:style-name="T3">5</text:span><text:span text:style-name="T23">, all at time 0. </text:span></text:p>
      <text:p text:style-name="P7"/>
      <text:list xml:id="list8690847358825413358" text:style-name="L4">
        <text:list-item>
          <text:p text:style-name="P21">Draw four Gantt charts that illustrate the execution of these processes using the following <text:soft-page-break/>scheduling algorithms: FCFS, SJF, nonpreemptive priority (a larger priority number implies a higher priority), and RR (quantum = 2).</text:p>
        </text:list-item>
        <text:list-item>
          <text:p text:style-name="P22">What is the turnaround time of each process for each of the scheduling algorithms in part a?</text:p>
        </text:list-item>
        <text:list-item>
          <text:p text:style-name="P22">What is the waiting time of each process for each of these scheduling algorithms?</text:p>
        </text:list-item>
        <text:list-item>
          <text:p text:style-name="P22">Which of the algorithms results in the minimum average waiting time (over all processes)?</text:p>
        </text:list-item>
      </text:list>
      <text:p text:style-name="P5"/>
      <text:p text:style-name="P14">Response:</text:p>
      <text:p text:style-name="P14"/>
      <text:p text:style-name="P14"/>
      <text:p text:style-name="P8">6.21) <text:span text:style-name="T24">Consider a system running ten I/O-bound tasks and one CPU-bound task. Assume that the I/O-bound tasks issue an I/O operation once for every millisecond of CPU computing and that each I/O operation takes 10 milliseconds to complete. Also assume that the context-switching overhead is 0.1 millisecond and that all processes are long-running tasks. Describe the CPU utilization for a round-robin scheduler when:</text:span></text:p>
      <text:p text:style-name="P8"/>
      <text:list xml:id="list1834042797585956165" text:style-name="L5">
        <text:list-item>
          <text:p text:style-name="P23">The time quantum is 1 millisecond</text:p>
        </text:list-item>
        <text:list-item>
          <text:p text:style-name="P23">The time quantum is 10 milliseconds</text:p>
        </text:list-item>
      </text:list>
      <text:p text:style-name="P10"/>
      <text:p text:style-name="P14">Response:</text:p>
      <text:p text:style-name="P14"/>
      <text:p text:style-name="P9">6.23) <text:span text:style-name="T24">Consider a preemptive priority scheduling algorithm based on dynamically changing priorities. Larger priority numbers imply higher priority. When a process is waiting for the CPU (in the ready queue, but not running), its priority changes at a rate </text:span><text:span text:style-name="T11">α</text:span><text:span text:style-name="T24">. When it is running, its priority changes at a rate </text:span><text:span text:style-name="T11">β</text:span><text:span text:style-name="T24">. All processes are given a priority of 0 when they enter the ready queue. The parameters </text:span><text:span text:style-name="T11">α </text:span><text:span text:style-name="T12">and </text:span><text:span text:style-name="T11">β </text:span><text:span text:style-name="T24">can be set to give many different scheduling algorithms.</text:span></text:p>
      <text:p text:style-name="P9"/>
      <text:list xml:id="list822971314799301935" text:style-name="L6">
        <text:list-item>
          <text:p text:style-name="P19"><text:span text:style-name="T24">What is the algorithm that results from</text:span><text:span text:style-name="T12"> </text:span><text:span text:style-name="T11">β </text:span><text:span text:style-name="T12">&gt; </text:span><text:span text:style-name="T11">α </text:span><text:span text:style-name="T24">&gt; 0? </text:span></text:p>
        </text:list-item>
        <text:list-item>
          <text:p text:style-name="P28"><text:span text:style-name="T15">What is the algorithm that results from </text:span><text:span text:style-name="T13">α </text:span><text:span text:style-name="T14">&lt; </text:span><text:span text:style-name="T13">β </text:span><text:span text:style-name="T14">&lt; 0?</text:span></text:p>
        </text:list-item>
      </text:list>
      <text:p text:style-name="P29"/>
      <text:p text:style-name="P14">Respo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Trebuchet MS1" svg:font-family="'Trebuchet MS'" style:font-family-generic="swiss"/>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18:11:52.703577000</meta:creation-date>
    <dc:date>2015-05-28T18:29:47.053207000</dc:date>
    <meta:editing-duration>PT20H20M40S</meta:editing-duration>
    <meta:editing-cycles>83</meta:editing-cycles>
    <meta:generator>LibreOffice/4.3.7.2$MacOSX_X86_64 LibreOffice_project/8a35821d8636a03b8bf4e15b48f59794652c68ba</meta:generator>
    <meta:document-statistic meta:table-count="1" meta:image-count="0" meta:object-count="0" meta:page-count="2" meta:paragraph-count="51" meta:word-count="655" meta:character-count="3792" meta:non-whitespace-character-count="3191"/>
  </office:meta>
</office:document-meta>
</file>